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Mono" svg:font-family="'Liberation Mono'" style:font-pitch="fixed"/>
    <style:font-face style:name="DejaVu Sans Condensed" svg:font-family="'DejaVu Sans Condensed'" style:font-pitch="variable"/>
    <style:font-face style:name="Liberation Sans1" svg:font-family="'Liberation Sans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23.25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18.27mm"/>
    </style:style>
    <style:style style:name="co5" style:family="table-column">
      <style:table-column-properties fo:break-before="auto" style:column-width="25.45mm"/>
    </style:style>
    <style:style style:name="co6" style:family="table-column">
      <style:table-column-properties fo:break-before="auto" style:column-width="26.56mm"/>
    </style:style>
    <style:style style:name="co7" style:family="table-column">
      <style:table-column-properties fo:break-before="auto" style:column-width="74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style:font-name="Liberation Mono"/>
    </style:style>
    <style:style style:name="ce5" style:family="table-cell" style:parent-style-name="Default">
      <style:text-properties style:font-name="Liberation Sans1" fo:font-weight="bold" style:font-weight-asian="bold" style:font-weight-complex="bold"/>
    </style:style>
    <style:style style:name="ce6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/>
      <table:table table:name="Dictionar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ubindex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Access</text:p>
          </table:table-cell>
          <table:table-cell table:style-name="ce1" office:value-type="string" calcext:value-type="string">
            <text:p>ValueHex</text:p>
          </table:table-cell>
          <table:table-cell table:style-name="ce1" office:value-type="string" calcext:value-type="string">
            <text:p>ValueDec</text:p>
          </table:table-cell>
          <table:table-cell table:style-name="ce1" office:value-type="string" calcext:value-type="string">
            <text:p>ValueStr</text:p>
          </table:table-cell>
          <table:table-cell table:style-name="ce5" table:number-columns-repeated="1013"/>
          <table:table-cell table:style-name="ce6"/>
        </table:table-row>
        <table:table-row table:style-name="ro1">
          <table:table-cell office:value-type="string" calcext:value-type="string">
            <text:p>0x1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0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0000080</text:p>
          </table:table-cell>
          <table:table-cell office:value-type="float" office:value="1073741952" calcext:value-type="float">
            <text:p>10737419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0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e20</text:p>
          </table:table-cell>
          <table:table-cell office:value-type="float" office:value="20000" calcext:value-type="float">
            <text:p>2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0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VisibleString</text:p>
          </table:table-cell>
          <table:table-cell office:value-type="string" calcext:value-type="string">
            <text:p>CONST</text:p>
          </table:table-cell>
          <table:table-cell table:number-columns-repeated="2"/>
          <table:table-cell office:value-type="string" calcext:value-type="string">
            <text:p>Gen4 (Renault Twizy)05 December 2012 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x100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VisibleString</text:p>
          </table:table-cell>
          <table:table-cell office:value-type="string" calcext:value-type="string">
            <text:p>CONST</text:p>
          </table:table-cell>
          <table:table-cell table:number-columns-repeated="2"/>
          <table:table-cell office:value-type="string" calcext:value-type="string">
            <text:p>0x000001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x100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VisibleString</text:p>
          </table:table-cell>
          <table:table-cell office:value-type="string" calcext:value-type="string">
            <text:p>CONST</text:p>
          </table:table-cell>
          <table:table-cell table:number-columns-repeated="2"/>
          <table:table-cell office:value-type="string" calcext:value-type="string">
            <text:p>0712.0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x101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1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1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1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1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1</text:p>
          </table:table-cell>
          <table:table-cell office:value-type="float" office:value="129" calcext:value-type="float">
            <text:p>1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1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7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16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16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16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16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16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16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16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17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f4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1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4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18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0x1e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18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712302d</text:p>
          </table:table-cell>
          <table:table-cell office:value-type="float" office:value="118632493" calcext:value-type="float">
            <text:p>1186324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18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0x10021</text:p>
          </table:table-cell>
          <table:table-cell office:value-type="float" office:value="65569" calcext:value-type="float">
            <text:p>655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18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12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601</text:p>
          </table:table-cell>
          <table:table-cell office:value-type="float" office:value="1537" calcext:value-type="float">
            <text:p>15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581</text:p>
          </table:table-cell>
          <table:table-cell office:value-type="float" office:value="1409" calcext:value-type="float">
            <text:p>14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0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0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0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03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3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3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5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5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6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6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6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7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7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7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287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0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0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0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03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0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0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0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0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2200010</text:p>
          </table:table-cell>
          <table:table-cell office:value-type="float" office:value="572522512" calcext:value-type="float">
            <text:p>5725225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210001</text:p>
          </table:table-cell>
          <table:table-cell office:value-type="float" office:value="555810817" calcext:value-type="float">
            <text:p>5558108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220001</text:p>
          </table:table-cell>
          <table:table-cell office:value-type="float" office:value="555876353" calcext:value-type="float">
            <text:p>5558763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230001</text:p>
          </table:table-cell>
          <table:table-cell office:value-type="float" office:value="555941889" calcext:value-type="float">
            <text:p>555941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240001</text:p>
          </table:table-cell>
          <table:table-cell office:value-type="float" office:value="556007425" calcext:value-type="float">
            <text:p>5560074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250001</text:p>
          </table:table-cell>
          <table:table-cell office:value-type="float" office:value="556072961" calcext:value-type="float">
            <text:p>5560729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0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240001</text:p>
          </table:table-cell>
          <table:table-cell office:value-type="float" office:value="556007425" calcext:value-type="float">
            <text:p>5560074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250001</text:p>
          </table:table-cell>
          <table:table-cell office:value-type="float" office:value="556072961" calcext:value-type="float">
            <text:p>5560729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200001</text:p>
          </table:table-cell>
          <table:table-cell office:value-type="float" office:value="555745281" calcext:value-type="float">
            <text:p>5557452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210001</text:p>
          </table:table-cell>
          <table:table-cell office:value-type="float" office:value="555810817" calcext:value-type="float">
            <text:p>5558108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220001</text:p>
          </table:table-cell>
          <table:table-cell office:value-type="float" office:value="555876353" calcext:value-type="float">
            <text:p>5558763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230001</text:p>
          </table:table-cell>
          <table:table-cell office:value-type="float" office:value="555941889" calcext:value-type="float">
            <text:p>555941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240001</text:p>
          </table:table-cell>
          <table:table-cell office:value-type="float" office:value="556007425" calcext:value-type="float">
            <text:p>5560074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1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250001</text:p>
          </table:table-cell>
          <table:table-cell office:value-type="float" office:value="556072961" calcext:value-type="float">
            <text:p>5560729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260001</text:p>
          </table:table-cell>
          <table:table-cell office:value-type="float" office:value="556138497" calcext:value-type="float">
            <text:p>5561384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1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270001</text:p>
          </table:table-cell>
          <table:table-cell office:value-type="float" office:value="556204033" calcext:value-type="float">
            <text:p>5562040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2200010</text:p>
          </table:table-cell>
          <table:table-cell office:value-type="float" office:value="572522512" calcext:value-type="float">
            <text:p>5725225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2210010</text:p>
          </table:table-cell>
          <table:table-cell office:value-type="float" office:value="572588048" calcext:value-type="float">
            <text:p>5725880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2220010</text:p>
          </table:table-cell>
          <table:table-cell office:value-type="float" office:value="572653584" calcext:value-type="float">
            <text:p>5726535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2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2230010</text:p>
          </table:table-cell>
          <table:table-cell office:value-type="float" office:value="572719120" calcext:value-type="float">
            <text:p>5727191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2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c110110</text:p>
          </table:table-cell>
          <table:table-cell office:value-type="float" office:value="1813053712" calcext:value-type="float">
            <text:p>1813053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2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c110110</text:p>
          </table:table-cell>
          <table:table-cell office:value-type="float" office:value="1813053712" calcext:value-type="float">
            <text:p>1813053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2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c110110</text:p>
          </table:table-cell>
          <table:table-cell office:value-type="float" office:value="1813053712" calcext:value-type="float">
            <text:p>1813053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2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c110110</text:p>
          </table:table-cell>
          <table:table-cell office:value-type="float" office:value="1813053712" calcext:value-type="float">
            <text:p>1813053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c110110</text:p>
          </table:table-cell>
          <table:table-cell office:value-type="float" office:value="1813053712" calcext:value-type="float">
            <text:p>1813053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3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c110110</text:p>
          </table:table-cell>
          <table:table-cell office:value-type="float" office:value="1813053712" calcext:value-type="float">
            <text:p>1813053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3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c110110</text:p>
          </table:table-cell>
          <table:table-cell office:value-type="float" office:value="1813053712" calcext:value-type="float">
            <text:p>1813053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c110110</text:p>
          </table:table-cell>
          <table:table-cell office:value-type="float" office:value="1813053712" calcext:value-type="float">
            <text:p>1813053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3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c110110</text:p>
          </table:table-cell>
          <table:table-cell office:value-type="float" office:value="1813053712" calcext:value-type="float">
            <text:p>1813053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3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c110110</text:p>
          </table:table-cell>
          <table:table-cell office:value-type="float" office:value="1813053712" calcext:value-type="float">
            <text:p>1813053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3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c110110</text:p>
          </table:table-cell>
          <table:table-cell office:value-type="float" office:value="1813053712" calcext:value-type="float">
            <text:p>1813053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3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c110110</text:p>
          </table:table-cell>
          <table:table-cell office:value-type="float" office:value="1813053712" calcext:value-type="float">
            <text:p>1813053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c110110</text:p>
          </table:table-cell>
          <table:table-cell office:value-type="float" office:value="1813053712" calcext:value-type="float">
            <text:p>1813053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c110110</text:p>
          </table:table-cell>
          <table:table-cell office:value-type="float" office:value="1813053712" calcext:value-type="float">
            <text:p>1813053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c110110</text:p>
          </table:table-cell>
          <table:table-cell office:value-type="float" office:value="1813053712" calcext:value-type="float">
            <text:p>1813053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4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c110110</text:p>
          </table:table-cell>
          <table:table-cell office:value-type="float" office:value="1813053712" calcext:value-type="float">
            <text:p>1813053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c110110</text:p>
          </table:table-cell>
          <table:table-cell office:value-type="float" office:value="1813053712" calcext:value-type="float">
            <text:p>1813053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c110110</text:p>
          </table:table-cell>
          <table:table-cell office:value-type="float" office:value="1813053712" calcext:value-type="float">
            <text:p>1813053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4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c110110</text:p>
          </table:table-cell>
          <table:table-cell office:value-type="float" office:value="1813053712" calcext:value-type="float">
            <text:p>1813053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60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c110110</text:p>
          </table:table-cell>
          <table:table-cell office:value-type="float" office:value="1813053712" calcext:value-type="float">
            <text:p>1813053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182</text:p>
          </table:table-cell>
          <table:table-cell office:value-type="float" office:value="-2147483262" calcext:value-type="float">
            <text:p>-21474832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183</text:p>
          </table:table-cell>
          <table:table-cell office:value-type="float" office:value="-2147483261" calcext:value-type="float">
            <text:p>-21474832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184</text:p>
          </table:table-cell>
          <table:table-cell office:value-type="float" office:value="-2147483260" calcext:value-type="float">
            <text:p>-21474832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2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185</text:p>
          </table:table-cell>
          <table:table-cell office:value-type="float" office:value="-2147483259" calcext:value-type="float">
            <text:p>-21474832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3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3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3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0186</text:p>
          </table:table-cell>
          <table:table-cell office:value-type="float" office:value="-2147483258" calcext:value-type="float">
            <text:p>-21474832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0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6200010</text:p>
          </table:table-cell>
          <table:table-cell office:value-type="float" office:value="639631376" calcext:value-type="float">
            <text:p>6396313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6260010</text:p>
          </table:table-cell>
          <table:table-cell office:value-type="float" office:value="640024592" calcext:value-type="float">
            <text:p>6400245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06c0020</text:p>
          </table:table-cell>
          <table:table-cell office:value-type="float" office:value="1617690656" calcext:value-type="float">
            <text:p>16176906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260001</text:p>
          </table:table-cell>
          <table:table-cell office:value-type="float" office:value="556138497" calcext:value-type="float">
            <text:p>5561384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300001</text:p>
          </table:table-cell>
          <table:table-cell office:value-type="float" office:value="556793857" calcext:value-type="float">
            <text:p>5567938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8000108</text:p>
          </table:table-cell>
          <table:table-cell office:value-type="float" office:value="1744830728" calcext:value-type="float">
            <text:p>17448307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0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8000108</text:p>
          </table:table-cell>
          <table:table-cell office:value-type="float" office:value="1744830728" calcext:value-type="float">
            <text:p>17448307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250001</text:p>
          </table:table-cell>
          <table:table-cell office:value-type="float" office:value="556072961" calcext:value-type="float">
            <text:p>5560729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1000110</text:p>
          </table:table-cell>
          <table:table-cell office:value-type="float" office:value="1358954768" calcext:value-type="float">
            <text:p>13589547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1000210</text:p>
          </table:table-cell>
          <table:table-cell office:value-type="float" office:value="1358955024" calcext:value-type="float">
            <text:p>13589550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1000310</text:p>
          </table:table-cell>
          <table:table-cell office:value-type="float" office:value="1358955280" calcext:value-type="float">
            <text:p>13589552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6270010</text:p>
          </table:table-cell>
          <table:table-cell office:value-type="float" office:value="640090128" calcext:value-type="float">
            <text:p>6400901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8000108</text:p>
          </table:table-cell>
          <table:table-cell office:value-type="float" office:value="1744830728" calcext:value-type="float">
            <text:p>17448307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1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8000108</text:p>
          </table:table-cell>
          <table:table-cell office:value-type="float" office:value="1744830728" calcext:value-type="float">
            <text:p>17448307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8000108</text:p>
          </table:table-cell>
          <table:table-cell office:value-type="float" office:value="1744830728" calcext:value-type="float">
            <text:p>17448307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1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8000108</text:p>
          </table:table-cell>
          <table:table-cell office:value-type="float" office:value="1744830728" calcext:value-type="float">
            <text:p>17448307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6020b10</text:p>
          </table:table-cell>
          <table:table-cell office:value-type="float" office:value="1174539024" calcext:value-type="float">
            <text:p>11745390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6020c10</text:p>
          </table:table-cell>
          <table:table-cell office:value-type="float" office:value="1174539280" calcext:value-type="float">
            <text:p>11745392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1000408</text:p>
          </table:table-cell>
          <table:table-cell office:value-type="float" office:value="1358955528" calcext:value-type="float">
            <text:p>13589555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2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8000108</text:p>
          </table:table-cell>
          <table:table-cell office:value-type="float" office:value="1744830728" calcext:value-type="float">
            <text:p>17448307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2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200208</text:p>
          </table:table-cell>
          <table:table-cell office:value-type="float" office:value="656409096" calcext:value-type="float">
            <text:p>6564090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2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8000108</text:p>
          </table:table-cell>
          <table:table-cell office:value-type="float" office:value="1744830728" calcext:value-type="float">
            <text:p>17448307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2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8000108</text:p>
          </table:table-cell>
          <table:table-cell office:value-type="float" office:value="1744830728" calcext:value-type="float">
            <text:p>17448307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2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8000108</text:p>
          </table:table-cell>
          <table:table-cell office:value-type="float" office:value="1744830728" calcext:value-type="float">
            <text:p>17448307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6000c10</text:p>
          </table:table-cell>
          <table:table-cell office:value-type="float" office:value="1174408208" calcext:value-type="float">
            <text:p>11744082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3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6000b10</text:p>
          </table:table-cell>
          <table:table-cell office:value-type="float" office:value="1174407952" calcext:value-type="float">
            <text:p>11744079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3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6000310</text:p>
          </table:table-cell>
          <table:table-cell office:value-type="float" office:value="1174405904" calcext:value-type="float">
            <text:p>11744059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6000110</text:p>
          </table:table-cell>
          <table:table-cell office:value-type="float" office:value="1174405392" calcext:value-type="float">
            <text:p>11744053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3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6020908</text:p>
          </table:table-cell>
          <table:table-cell office:value-type="float" office:value="1174538504" calcext:value-type="float">
            <text:p>11745385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3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8000108</text:p>
          </table:table-cell>
          <table:table-cell office:value-type="float" office:value="1744830728" calcext:value-type="float">
            <text:p>17448307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3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8000108</text:p>
          </table:table-cell>
          <table:table-cell office:value-type="float" office:value="1744830728" calcext:value-type="float">
            <text:p>17448307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3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8000108</text:p>
          </table:table-cell>
          <table:table-cell office:value-type="float" office:value="1744830728" calcext:value-type="float">
            <text:p>17448307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6000710</text:p>
          </table:table-cell>
          <table:table-cell office:value-type="float" office:value="1174406928" calcext:value-type="float">
            <text:p>11744069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6000810</text:p>
          </table:table-cell>
          <table:table-cell office:value-type="float" office:value="1174407184" calcext:value-type="float">
            <text:p>11744071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6000510</text:p>
          </table:table-cell>
          <table:table-cell office:value-type="float" office:value="1174406416" calcext:value-type="float">
            <text:p>11744064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4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6000610</text:p>
          </table:table-cell>
          <table:table-cell office:value-type="float" office:value="1174406672" calcext:value-type="float">
            <text:p>11744066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260001</text:p>
          </table:table-cell>
          <table:table-cell office:value-type="float" office:value="556138497" calcext:value-type="float">
            <text:p>5561384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260001</text:p>
          </table:table-cell>
          <table:table-cell office:value-type="float" office:value="556138497" calcext:value-type="float">
            <text:p>5561384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4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260001</text:p>
          </table:table-cell>
          <table:table-cell office:value-type="float" office:value="556138497" calcext:value-type="float">
            <text:p>5561384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0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8000108</text:p>
          </table:table-cell>
          <table:table-cell office:value-type="float" office:value="1744830728" calcext:value-type="float">
            <text:p>17448307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2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2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8000</text:p>
          </table:table-cell>
          <table:table-cell office:value-type="float" office:value="32768" calcext:value-type="float">
            <text:p>327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2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40</text:p>
          </table:table-cell>
          <table:table-cell office:value-type="float" office:value="1088" calcext:value-type="float">
            <text:p>10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2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teger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2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Integer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2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2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2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2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8000</text:p>
          </table:table-cell>
          <table:table-cell office:value-type="float" office:value="32768" calcext:value-type="float">
            <text:p>327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2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2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teger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2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Integer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2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21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2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2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2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2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2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2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2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27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2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2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2b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2c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2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2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2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3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3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3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3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3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3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7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17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22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58</text:p>
          </table:table-cell>
          <table:table-cell office:value-type="float" office:value="344" calcext:value-type="float">
            <text:p>3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22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22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22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22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cc</text:p>
          </table:table-cell>
          <table:table-cell office:value-type="float" office:value="204" calcext:value-type="float">
            <text:p>2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32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4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4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4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4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40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40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42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42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42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42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62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62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62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62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62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62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627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2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2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2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2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2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2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2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2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2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8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8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d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8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8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8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8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6</text:p>
          </table:table-cell>
          <table:table-cell office:value-type="float" office:value="166" calcext:value-type="float">
            <text:p>1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8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8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85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8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86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86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8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9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79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64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1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1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1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1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1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1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1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10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2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2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2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2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3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4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b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4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4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4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4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4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4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40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4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40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4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40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5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5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W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5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5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5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5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7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f4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ff38</text:p>
          </table:table-cell>
          <table:table-cell office:value-type="float" office:value="65336" calcext:value-type="float">
            <text:p>653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200</text:p>
          </table:table-cell>
          <table:table-cell office:value-type="float" office:value="4608" calcext:value-type="float">
            <text:p>46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f900</text:p>
          </table:table-cell>
          <table:table-cell office:value-type="float" office:value="63744" calcext:value-type="float">
            <text:p>637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7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7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3d</text:p>
          </table:table-cell>
          <table:table-cell office:value-type="float" office:value="317" calcext:value-type="float">
            <text:p>3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7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ff85</text:p>
          </table:table-cell>
          <table:table-cell office:value-type="float" office:value="65413" calcext:value-type="float">
            <text:p>654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7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7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7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ffdd</text:p>
          </table:table-cell>
          <table:table-cell office:value-type="float" office:value="65501" calcext:value-type="float">
            <text:p>655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3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3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6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7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7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7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7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</text:p>
          </table:table-cell>
          <table:table-cell office:value-type="float" office:value="127" calcext:value-type="float">
            <text:p>1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2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b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b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b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c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c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c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c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c8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c2</text:p>
          </table:table-cell>
          <table:table-cell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4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e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fa0</text:p>
          </table:table-cell>
          <table:table-cell office:value-type="float" office:value="4000" calcext:value-type="float">
            <text:p>4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0e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0c</text:p>
          </table:table-cell>
          <table:table-cell office:value-type="float" office:value="524" calcext:value-type="float">
            <text:p>5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3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1</text:p>
          </table:table-cell>
          <table:table-cell office:value-type="float" office:value="32769" calcext:value-type="float">
            <text:p>327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70</text:p>
          </table:table-cell>
          <table:table-cell office:value-type="float" office:value="880" calcext:value-type="float">
            <text:p>8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666</text:p>
          </table:table-cell>
          <table:table-cell office:value-type="float" office:value="9830" calcext:value-type="float">
            <text:p>98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666</text:p>
          </table:table-cell>
          <table:table-cell office:value-type="float" office:value="9830" calcext:value-type="float">
            <text:p>98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ccc</text:p>
          </table:table-cell>
          <table:table-cell office:value-type="float" office:value="19660" calcext:value-type="float">
            <text:p>196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cccc</text:p>
          </table:table-cell>
          <table:table-cell office:value-type="float" office:value="52428" calcext:value-type="float">
            <text:p>524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f332</text:p>
          </table:table-cell>
          <table:table-cell office:value-type="float" office:value="62258" calcext:value-type="float">
            <text:p>622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e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4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4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1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84</text:p>
          </table:table-cell>
          <table:table-cell office:value-type="float" office:value="900" calcext:value-type="float">
            <text:p>9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1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666</text:p>
          </table:table-cell>
          <table:table-cell office:value-type="float" office:value="9830" calcext:value-type="float">
            <text:p>98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666</text:p>
          </table:table-cell>
          <table:table-cell office:value-type="float" office:value="9830" calcext:value-type="float">
            <text:p>98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1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ccc</text:p>
          </table:table-cell>
          <table:table-cell office:value-type="float" office:value="19660" calcext:value-type="float">
            <text:p>196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1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1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cccc</text:p>
          </table:table-cell>
          <table:table-cell office:value-type="float" office:value="52428" calcext:value-type="float">
            <text:p>524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1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f332</text:p>
          </table:table-cell>
          <table:table-cell office:value-type="float" office:value="62258" calcext:value-type="float">
            <text:p>622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1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2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2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3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4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3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84</text:p>
          </table:table-cell>
          <table:table-cell office:value-type="float" office:value="900" calcext:value-type="float">
            <text:p>9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3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f4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3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3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ccc</text:p>
          </table:table-cell>
          <table:table-cell office:value-type="float" office:value="3276" calcext:value-type="float">
            <text:p>32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3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3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999</text:p>
          </table:table-cell>
          <table:table-cell office:value-type="float" office:value="22937" calcext:value-type="float">
            <text:p>229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3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999</text:p>
          </table:table-cell>
          <table:table-cell office:value-type="float" office:value="22937" calcext:value-type="float">
            <text:p>229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3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3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ccc</text:p>
          </table:table-cell>
          <table:table-cell office:value-type="float" office:value="3276" calcext:value-type="float">
            <text:p>32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3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3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3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1e</text:p>
          </table:table-cell>
          <table:table-cell office:value-type="float" office:value="1310" calcext:value-type="float">
            <text:p>13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3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3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999</text:p>
          </table:table-cell>
          <table:table-cell office:value-type="float" office:value="22937" calcext:value-type="float">
            <text:p>229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3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3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3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f334</text:p>
          </table:table-cell>
          <table:table-cell office:value-type="float" office:value="62260" calcext:value-type="float">
            <text:p>622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9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5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c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5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5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5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5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5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5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5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6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dea8</text:p>
          </table:table-cell>
          <table:table-cell office:value-type="float" office:value="57000" calcext:value-type="float">
            <text:p>57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</text:p>
          </table:table-cell>
          <table:table-cell office:value-type="float" office:value="2047" calcext:value-type="float">
            <text:p>20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9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9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9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c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90</text:p>
          </table:table-cell>
          <table:table-cell office:value-type="float" office:value="400" calcext:value-type="float">
            <text:p>4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1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e8</text:p>
          </table:table-cell>
          <table:table-cell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f4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b6</text:p>
          </table:table-cell>
          <table:table-cell office:value-type="float" office:value="182" calcext:value-type="float">
            <text:p>1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b6</text:p>
          </table:table-cell>
          <table:table-cell office:value-type="float" office:value="182" calcext:value-type="float">
            <text:p>1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c52</text:p>
          </table:table-cell>
          <table:table-cell office:value-type="float" office:value="7250" calcext:value-type="float">
            <text:p>72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84</text:p>
          </table:table-cell>
          <table:table-cell office:value-type="float" office:value="900" calcext:value-type="float">
            <text:p>9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9c4</text:p>
          </table:table-cell>
          <table:table-cell office:value-type="float" office:value="2500" calcext:value-type="float">
            <text:p>2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e8</text:p>
          </table:table-cell>
          <table:table-cell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90</text:p>
          </table:table-cell>
          <table:table-cell office:value-type="float" office:value="400" calcext:value-type="float">
            <text:p>4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90</text:p>
          </table:table-cell>
          <table:table-cell office:value-type="float" office:value="400" calcext:value-type="float">
            <text:p>4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d0</text:p>
          </table:table-cell>
          <table:table-cell office:value-type="float" office:value="2000" calcext:value-type="float">
            <text:p>2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fa0</text:p>
          </table:table-cell>
          <table:table-cell office:value-type="float" office:value="4000" calcext:value-type="float">
            <text:p>4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fa0</text:p>
          </table:table-cell>
          <table:table-cell office:value-type="float" office:value="4000" calcext:value-type="float">
            <text:p>4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fa0</text:p>
          </table:table-cell>
          <table:table-cell office:value-type="float" office:value="4000" calcext:value-type="float">
            <text:p>4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770</text:p>
          </table:table-cell>
          <table:table-cell office:value-type="float" office:value="6000" calcext:value-type="float">
            <text:p>6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770</text:p>
          </table:table-cell>
          <table:table-cell office:value-type="float" office:value="6000" calcext:value-type="float">
            <text:p>6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e8</text:p>
          </table:table-cell>
          <table:table-cell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e8</text:p>
          </table:table-cell>
          <table:table-cell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e8</text:p>
          </table:table-cell>
          <table:table-cell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e8</text:p>
          </table:table-cell>
          <table:table-cell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1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1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1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1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1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1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1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1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1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e8</text:p>
          </table:table-cell>
          <table:table-cell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e8</text:p>
          </table:table-cell>
          <table:table-cell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e8</text:p>
          </table:table-cell>
          <table:table-cell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2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e8</text:p>
          </table:table-cell>
          <table:table-cell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2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2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2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2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2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2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2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2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2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2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2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388</text:p>
          </table:table-cell>
          <table:table-cell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22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388</text:p>
          </table:table-cell>
          <table:table-cell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3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3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3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70</text:p>
          </table:table-cell>
          <table:table-cell office:value-type="float" office:value="880" calcext:value-type="float">
            <text:p>8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3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c</text:p>
          </table:table-cell>
          <table:table-cell office:value-type="float" office:value="172" calcext:value-type="float">
            <text:p>1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3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3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3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a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a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79303</text:p>
          </table:table-cell>
          <table:table-cell office:value-type="float" office:value="496387" calcext:value-type="float">
            <text:p>4963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a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4bbe</text:p>
          </table:table-cell>
          <table:table-cell office:value-type="float" office:value="19390" calcext:value-type="float">
            <text:p>193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a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f0b</text:p>
          </table:table-cell>
          <table:table-cell office:value-type="float" office:value="12043" calcext:value-type="float">
            <text:p>120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a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a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79303</text:p>
          </table:table-cell>
          <table:table-cell office:value-type="float" office:value="496387" calcext:value-type="float">
            <text:p>4963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a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4bbe</text:p>
          </table:table-cell>
          <table:table-cell office:value-type="float" office:value="19390" calcext:value-type="float">
            <text:p>193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9a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f0b</text:p>
          </table:table-cell>
          <table:table-cell office:value-type="float" office:value="12043" calcext:value-type="float">
            <text:p>120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00</text:p>
          </table:table-cell>
          <table:table-cell office:value-type="float" office:value="768" calcext:value-type="float">
            <text:p>7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e0</text:p>
          </table:table-cell>
          <table:table-cell office:value-type="float" office:value="992" calcext:value-type="float">
            <text:p>9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10</text:p>
          </table:table-cell>
          <table:table-cell office:value-type="float" office:value="1040" calcext:value-type="float">
            <text:p>10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0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90</text:p>
          </table:table-cell>
          <table:table-cell office:value-type="float" office:value="656" calcext:value-type="float">
            <text:p>6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0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0</text:p>
          </table:table-cell>
          <table:table-cell office:value-type="float" office:value="624" calcext:value-type="float">
            <text:p>6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0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3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7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3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3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d2</text:p>
          </table:table-cell>
          <table:table-cell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3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d</text:p>
          </table:table-cell>
          <table:table-cell office:value-type="float" office:value="173" calcext:value-type="float">
            <text:p>1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3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3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3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8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30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d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d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e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d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c8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d0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c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d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d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d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d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d0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d0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e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e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e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0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020</text:p>
          </table:table-cell>
          <table:table-cell office:value-type="float" office:value="8224" calcext:value-type="float">
            <text:p>82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2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2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400</text:p>
          </table:table-cell>
          <table:table-cell office:value-type="float" office:value="9216" calcext:value-type="float">
            <text:p>92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2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402</text:p>
          </table:table-cell>
          <table:table-cell office:value-type="float" office:value="9218" calcext:value-type="float">
            <text:p>92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20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404</text:p>
          </table:table-cell>
          <table:table-cell office:value-type="float" office:value="9220" calcext:value-type="float">
            <text:p>92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3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3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ff</text:p>
          </table:table-cell>
          <table:table-cell office:value-type="float" office:value="8703" calcext:value-type="float">
            <text:p>87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3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7e</text:p>
          </table:table-cell>
          <table:table-cell office:value-type="float" office:value="8574" calcext:value-type="float">
            <text:p>85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30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ff</text:p>
          </table:table-cell>
          <table:table-cell office:value-type="float" office:value="8703" calcext:value-type="float">
            <text:p>87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30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20</text:p>
          </table:table-cell>
          <table:table-cell office:value-type="float" office:value="8480" calcext:value-type="float">
            <text:p>84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3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30</text:p>
          </table:table-cell>
          <table:table-cell office:value-type="float" office:value="8496" calcext:value-type="float">
            <text:p>84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30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ff</text:p>
          </table:table-cell>
          <table:table-cell office:value-type="float" office:value="8703" calcext:value-type="float">
            <text:p>87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300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ff</text:p>
          </table:table-cell>
          <table:table-cell office:value-type="float" office:value="8703" calcext:value-type="float">
            <text:p>87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30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ff</text:p>
          </table:table-cell>
          <table:table-cell office:value-type="float" office:value="8703" calcext:value-type="float">
            <text:p>87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300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ff</text:p>
          </table:table-cell>
          <table:table-cell office:value-type="float" office:value="8703" calcext:value-type="float">
            <text:p>87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30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ff</text:p>
          </table:table-cell>
          <table:table-cell office:value-type="float" office:value="8703" calcext:value-type="float">
            <text:p>87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300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ff</text:p>
          </table:table-cell>
          <table:table-cell office:value-type="float" office:value="8703" calcext:value-type="float">
            <text:p>87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300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ff</text:p>
          </table:table-cell>
          <table:table-cell office:value-type="float" office:value="8703" calcext:value-type="float">
            <text:p>87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300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ff</text:p>
          </table:table-cell>
          <table:table-cell office:value-type="float" office:value="8703" calcext:value-type="float">
            <text:p>87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220</text:p>
          </table:table-cell>
          <table:table-cell office:value-type="float" office:value="8736" calcext:value-type="float">
            <text:p>87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224</text:p>
          </table:table-cell>
          <table:table-cell office:value-type="float" office:value="8740" calcext:value-type="float">
            <text:p>87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0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222</text:p>
          </table:table-cell>
          <table:table-cell office:value-type="float" office:value="8738" calcext:value-type="float">
            <text:p>87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0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220</text:p>
          </table:table-cell>
          <table:table-cell office:value-type="float" office:value="8736" calcext:value-type="float">
            <text:p>87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220</text:p>
          </table:table-cell>
          <table:table-cell office:value-type="float" office:value="8736" calcext:value-type="float">
            <text:p>87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c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4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5c</text:p>
          </table:table-cell>
          <table:table-cell office:value-type="float" office:value="860" calcext:value-type="float">
            <text:p>8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f4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00</text:p>
          </table:table-cell>
          <table:table-cell office:value-type="float" office:value="1024" calcext:value-type="float">
            <text:p>10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00</text:p>
          </table:table-cell>
          <table:table-cell office:value-type="float" office:value="1024" calcext:value-type="float">
            <text:p>10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bb8</text:p>
          </table:table-cell>
          <table:table-cell office:value-type="float" office:value="3000" calcext:value-type="float">
            <text:p>3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666</text:p>
          </table:table-cell>
          <table:table-cell office:value-type="float" office:value="26214" calcext:value-type="float">
            <text:p>262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dac</text:p>
          </table:table-cell>
          <table:table-cell office:value-type="float" office:value="3500" calcext:value-type="float">
            <text:p>3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fff</text:p>
          </table:table-cell>
          <table:table-cell office:value-type="float" office:value="16383" calcext:value-type="float">
            <text:p>163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194</text:p>
          </table:table-cell>
          <table:table-cell office:value-type="float" office:value="4500" calcext:value-type="float">
            <text:p>4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999</text:p>
          </table:table-cell>
          <table:table-cell office:value-type="float" office:value="6553" calcext:value-type="float">
            <text:p>65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770</text:p>
          </table:table-cell>
          <table:table-cell office:value-type="float" office:value="6000" calcext:value-type="float">
            <text:p>6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02</text:p>
          </table:table-cell>
          <table:table-cell office:value-type="float" office:value="258" calcext:value-type="float">
            <text:p>2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ee</text:p>
          </table:table-cell>
          <table:table-cell office:value-type="float" office:value="750" calcext:value-type="float">
            <text:p>7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ee</text:p>
          </table:table-cell>
          <table:table-cell office:value-type="float" office:value="750" calcext:value-type="float">
            <text:p>7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388</text:p>
          </table:table-cell>
          <table:table-cell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388</text:p>
          </table:table-cell>
          <table:table-cell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f4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388</text:p>
          </table:table-cell>
          <table:table-cell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a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bb8</text:p>
          </table:table-cell>
          <table:table-cell office:value-type="float" office:value="3000" calcext:value-type="float">
            <text:p>3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666</text:p>
          </table:table-cell>
          <table:table-cell office:value-type="float" office:value="26214" calcext:value-type="float">
            <text:p>262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dac</text:p>
          </table:table-cell>
          <table:table-cell office:value-type="float" office:value="3500" calcext:value-type="float">
            <text:p>3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fff</text:p>
          </table:table-cell>
          <table:table-cell office:value-type="float" office:value="16383" calcext:value-type="float">
            <text:p>163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194</text:p>
          </table:table-cell>
          <table:table-cell office:value-type="float" office:value="4500" calcext:value-type="float">
            <text:p>4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999</text:p>
          </table:table-cell>
          <table:table-cell office:value-type="float" office:value="6553" calcext:value-type="float">
            <text:p>65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770</text:p>
          </table:table-cell>
          <table:table-cell office:value-type="float" office:value="6000" calcext:value-type="float">
            <text:p>6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200</text:p>
          </table:table-cell>
          <table:table-cell office:value-type="float" office:value="4608" calcext:value-type="float">
            <text:p>46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bb8</text:p>
          </table:table-cell>
          <table:table-cell office:value-type="float" office:value="3000" calcext:value-type="float">
            <text:p>3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dac</text:p>
          </table:table-cell>
          <table:table-cell office:value-type="float" office:value="3500" calcext:value-type="float">
            <text:p>3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194</text:p>
          </table:table-cell>
          <table:table-cell office:value-type="float" office:value="4500" calcext:value-type="float">
            <text:p>4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770</text:p>
          </table:table-cell>
          <table:table-cell office:value-type="float" office:value="6000" calcext:value-type="float">
            <text:p>6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10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00</text:p>
          </table:table-cell>
          <table:table-cell office:value-type="float" office:value="512" calcext:value-type="float">
            <text:p>5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00</text:p>
          </table:table-cell>
          <table:table-cell office:value-type="float" office:value="512" calcext:value-type="float">
            <text:p>5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4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2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84</text:p>
          </table:table-cell>
          <table:table-cell office:value-type="float" office:value="900" calcext:value-type="float">
            <text:p>9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de2</text:p>
          </table:table-cell>
          <table:table-cell office:value-type="float" office:value="7650" calcext:value-type="float">
            <text:p>76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f72</text:p>
          </table:table-cell>
          <table:table-cell office:value-type="float" office:value="8050" calcext:value-type="float">
            <text:p>80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f72</text:p>
          </table:table-cell>
          <table:table-cell office:value-type="float" office:value="8050" calcext:value-type="float">
            <text:p>80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0</text:p>
          </table:table-cell>
          <table:table-cell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4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530</text:p>
          </table:table-cell>
          <table:table-cell office:value-type="float" office:value="30000" calcext:value-type="float">
            <text:p>3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134</text:p>
          </table:table-cell>
          <table:table-cell office:value-type="float" office:value="8500" calcext:value-type="float">
            <text:p>8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d4c</text:p>
          </table:table-cell>
          <table:table-cell office:value-type="float" office:value="7500" calcext:value-type="float">
            <text:p>7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e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c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cc</text:p>
          </table:table-cell>
          <table:table-cell office:value-type="float" office:value="972" calcext:value-type="float">
            <text:p>9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33</text:p>
          </table:table-cell>
          <table:table-cell office:value-type="float" office:value="307" calcext:value-type="float">
            <text:p>3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d</text:p>
          </table:table-cell>
          <table:table-cell office:value-type="float" office:value="2045" calcext:value-type="float">
            <text:p>20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c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cc</text:p>
          </table:table-cell>
          <table:table-cell office:value-type="float" office:value="972" calcext:value-type="float">
            <text:p>9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33</text:p>
          </table:table-cell>
          <table:table-cell office:value-type="float" office:value="307" calcext:value-type="float">
            <text:p>3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00</text:p>
          </table:table-cell>
          <table:table-cell office:value-type="float" office:value="1536" calcext:value-type="float">
            <text:p>15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c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3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00</text:p>
          </table:table-cell>
          <table:table-cell office:value-type="float" office:value="256" calcext:value-type="float">
            <text:p>2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3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00</text:p>
          </table:table-cell>
          <table:table-cell office:value-type="float" office:value="512" calcext:value-type="float">
            <text:p>5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3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00</text:p>
          </table:table-cell>
          <table:table-cell office:value-type="float" office:value="1024" calcext:value-type="float">
            <text:p>10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3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986</text:p>
          </table:table-cell>
          <table:table-cell office:value-type="float" office:value="6534" calcext:value-type="float">
            <text:p>65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986</text:p>
          </table:table-cell>
          <table:table-cell office:value-type="float" office:value="6534" calcext:value-type="float">
            <text:p>65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2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84</text:p>
          </table:table-cell>
          <table:table-cell office:value-type="float" office:value="900" calcext:value-type="float">
            <text:p>9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e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000</text:p>
          </table:table-cell>
          <table:table-cell office:value-type="float" office:value="24576" calcext:value-type="float">
            <text:p>245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c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4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b8</text:p>
          </table:table-cell>
          <table:table-cell office:value-type="float" office:value="1720" calcext:value-type="float">
            <text:p>17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1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815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1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1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W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1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1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1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10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10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10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102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102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102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11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11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W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11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8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11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11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11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11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11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112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112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112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W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2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88e</text:p>
          </table:table-cell>
          <table:table-cell office:value-type="float" office:value="18574" calcext:value-type="float">
            <text:p>185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ed</text:p>
          </table:table-cell>
          <table:table-cell office:value-type="float" office:value="237" calcext:value-type="float">
            <text:p>2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1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41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401</text:p>
          </table:table-cell>
          <table:table-cell office:value-type="float" office:value="9217" calcext:value-type="float">
            <text:p>92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c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5a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2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c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2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5a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2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681</text:p>
          </table:table-cell>
          <table:table-cell office:value-type="float" office:value="18049" calcext:value-type="float">
            <text:p>180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3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c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3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60</text:p>
          </table:table-cell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c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3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b5</text:p>
          </table:table-cell>
          <table:table-cell office:value-type="float" office:value="181" calcext:value-type="float">
            <text:p>1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3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4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5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5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5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5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5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6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6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6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6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6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6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7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7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7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7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7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7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7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8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8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8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8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8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8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9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9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9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9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9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9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a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a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a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20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d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W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3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4b</text:p>
          </table:table-cell>
          <table:table-cell office:value-type="float" office:value="331" calcext:value-type="float">
            <text:p>3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a1</text:p>
          </table:table-cell>
          <table:table-cell office:value-type="float" office:value="929" calcext:value-type="float">
            <text:p>9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a0</text:p>
          </table:table-cell>
          <table:table-cell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a5</text:p>
          </table:table-cell>
          <table:table-cell office:value-type="float" office:value="933" calcext:value-type="float">
            <text:p>9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0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ac</text:p>
          </table:table-cell>
          <table:table-cell office:value-type="float" office:value="428" calcext:value-type="float">
            <text:p>4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0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8000</text:p>
          </table:table-cell>
          <table:table-cell office:value-type="float" office:value="32768" calcext:value-type="float">
            <text:p>327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fc15</text:p>
          </table:table-cell>
          <table:table-cell office:value-type="float" office:value="64533" calcext:value-type="float">
            <text:p>645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0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cbf</text:p>
          </table:table-cell>
          <table:table-cell office:value-type="float" office:value="7359" calcext:value-type="float">
            <text:p>73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0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0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2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d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W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3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53</text:p>
          </table:table-cell>
          <table:table-cell office:value-type="float" office:value="339" calcext:value-type="float">
            <text:p>3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a1</text:p>
          </table:table-cell>
          <table:table-cell office:value-type="float" office:value="929" calcext:value-type="float">
            <text:p>9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a0</text:p>
          </table:table-cell>
          <table:table-cell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a5</text:p>
          </table:table-cell>
          <table:table-cell office:value-type="float" office:value="933" calcext:value-type="float">
            <text:p>9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1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b1</text:p>
          </table:table-cell>
          <table:table-cell office:value-type="float" office:value="433" calcext:value-type="float">
            <text:p>4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1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8000</text:p>
          </table:table-cell>
          <table:table-cell office:value-type="float" office:value="32768" calcext:value-type="float">
            <text:p>327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1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fc70</text:p>
          </table:table-cell>
          <table:table-cell office:value-type="float" office:value="64624" calcext:value-type="float">
            <text:p>646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1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a5e</text:p>
          </table:table-cell>
          <table:table-cell office:value-type="float" office:value="6750" calcext:value-type="float">
            <text:p>67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1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c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301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0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f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b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62</text:p>
          </table:table-cell>
          <table:table-cell office:value-type="float" office:value="354" calcext:value-type="float">
            <text:p>3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0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fff6</text:p>
          </table:table-cell>
          <table:table-cell office:value-type="float" office:value="65526" calcext:value-type="float">
            <text:p>655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ffed</text:p>
          </table:table-cell>
          <table:table-cell office:value-type="float" office:value="65517" calcext:value-type="float">
            <text:p>655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0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0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0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0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0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Integer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0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9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a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1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00</text:p>
          </table:table-cell>
          <table:table-cell office:value-type="float" office:value="256" calcext:value-type="float">
            <text:p>2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1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1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1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b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Integer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48</text:p>
          </table:table-cell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6f</text:p>
          </table:table-cell>
          <table:table-cell office:value-type="float" office:value="879" calcext:value-type="float">
            <text:p>8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70</text:p>
          </table:table-cell>
          <table:table-cell office:value-type="float" office:value="880" calcext:value-type="float">
            <text:p>8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4ccc</text:p>
          </table:table-cell>
          <table:table-cell office:value-type="float" office:value="19660" calcext:value-type="float">
            <text:p>196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8a</text:p>
          </table:table-cell>
          <table:table-cell office:value-type="float" office:value="906" calcext:value-type="float">
            <text:p>9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a2</text:p>
          </table:table-cell>
          <table:table-cell office:value-type="float" office:value="162" calcext:value-type="float">
            <text:p>1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1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3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2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0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2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89</text:p>
          </table:table-cell>
          <table:table-cell office:value-type="float" office:value="1417" calcext:value-type="float">
            <text:p>14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0</text:p>
          </table:table-cell>
          <table:table-cell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080</text:p>
          </table:table-cell>
          <table:table-cell office:value-type="float" office:value="4224" calcext:value-type="float">
            <text:p>42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40</text:p>
          </table:table-cell>
          <table:table-cell office:value-type="float" office:value="320" calcext:value-type="float">
            <text:p>3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6c0</text:p>
          </table:table-cell>
          <table:table-cell office:value-type="float" office:value="5824" calcext:value-type="float">
            <text:p>58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e0</text:p>
          </table:table-cell>
          <table:table-cell office:value-type="float" office:value="480" calcext:value-type="float">
            <text:p>4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b80</text:p>
          </table:table-cell>
          <table:table-cell office:value-type="float" office:value="7040" calcext:value-type="float">
            <text:p>70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80</text:p>
          </table:table-cell>
          <table:table-cell office:value-type="float" office:value="640" calcext:value-type="float">
            <text:p>6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040</text:p>
          </table:table-cell>
          <table:table-cell office:value-type="float" office:value="8256" calcext:value-type="float">
            <text:p>82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2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3c0</text:p>
          </table:table-cell>
          <table:table-cell office:value-type="float" office:value="9152" calcext:value-type="float">
            <text:p>91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70</text:p>
          </table:table-cell>
          <table:table-cell office:value-type="float" office:value="880" calcext:value-type="float">
            <text:p>8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540</text:p>
          </table:table-cell>
          <table:table-cell office:value-type="float" office:value="9536" calcext:value-type="float">
            <text:p>95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c4</text:p>
          </table:table-cell>
          <table:table-cell office:value-type="float" office:value="964" calcext:value-type="float">
            <text:p>9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600</text:p>
          </table:table-cell>
          <table:table-cell office:value-type="float" office:value="9728" calcext:value-type="float">
            <text:p>97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62</text:p>
          </table:table-cell>
          <table:table-cell office:value-type="float" office:value="1122" calcext:value-type="float">
            <text:p>11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700</text:p>
          </table:table-cell>
          <table:table-cell office:value-type="float" office:value="9984" calcext:value-type="float">
            <text:p>99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2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70</text:p>
          </table:table-cell>
          <table:table-cell office:value-type="float" office:value="880" calcext:value-type="float">
            <text:p>8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70</text:p>
          </table:table-cell>
          <table:table-cell office:value-type="float" office:value="880" calcext:value-type="float">
            <text:p>8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43</text:p>
          </table:table-cell>
          <table:table-cell office:value-type="float" office:value="2115" calcext:value-type="float">
            <text:p>21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93</text:p>
          </table:table-cell>
          <table:table-cell office:value-type="float" office:value="659" calcext:value-type="float">
            <text:p>6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8c</text:p>
          </table:table-cell>
          <table:table-cell office:value-type="float" office:value="2700" calcext:value-type="float">
            <text:p>27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60</text:p>
          </table:table-cell>
          <table:table-cell office:value-type="float" office:value="608" calcext:value-type="float">
            <text:p>6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bb8</text:p>
          </table:table-cell>
          <table:table-cell office:value-type="float" office:value="3000" calcext:value-type="float">
            <text:p>3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04</text:p>
          </table:table-cell>
          <table:table-cell office:value-type="float" office:value="516" calcext:value-type="float">
            <text:p>5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dac</text:p>
          </table:table-cell>
          <table:table-cell office:value-type="float" office:value="3500" calcext:value-type="float">
            <text:p>3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a5</text:p>
          </table:table-cell>
          <table:table-cell office:value-type="float" office:value="421" calcext:value-type="float">
            <text:p>4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194</text:p>
          </table:table-cell>
          <table:table-cell office:value-type="float" office:value="4500" calcext:value-type="float">
            <text:p>4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68</text:p>
          </table:table-cell>
          <table:table-cell office:value-type="float" office:value="360" calcext:value-type="float">
            <text:p>3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57c</text:p>
          </table:table-cell>
          <table:table-cell office:value-type="float" office:value="5500" calcext:value-type="float">
            <text:p>5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33</text:p>
          </table:table-cell>
          <table:table-cell office:value-type="float" office:value="307" calcext:value-type="float">
            <text:p>3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964</text:p>
          </table:table-cell>
          <table:table-cell office:value-type="float" office:value="6500" calcext:value-type="float">
            <text:p>6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11</text:p>
          </table:table-cell>
          <table:table-cell office:value-type="float" office:value="273" calcext:value-type="float">
            <text:p>2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c52</text:p>
          </table:table-cell>
          <table:table-cell office:value-type="float" office:value="7250" calcext:value-type="float">
            <text:p>72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2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40</text:p>
          </table:table-cell>
          <table:table-cell office:value-type="float" office:value="576" calcext:value-type="float">
            <text:p>5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2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2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90</text:p>
          </table:table-cell>
          <table:table-cell office:value-type="float" office:value="656" calcext:value-type="float">
            <text:p>6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2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df</text:p>
          </table:table-cell>
          <table:table-cell office:value-type="float" office:value="32735" calcext:value-type="float">
            <text:p>327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2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c0</text:p>
          </table:table-cell>
          <table:table-cell office:value-type="float" office:value="960" calcext:value-type="float">
            <text:p>9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2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df</text:p>
          </table:table-cell>
          <table:table-cell office:value-type="float" office:value="32735" calcext:value-type="float">
            <text:p>327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2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50</text:p>
          </table:table-cell>
          <table:table-cell office:value-type="float" office:value="1104" calcext:value-type="float">
            <text:p>11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2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2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50</text:p>
          </table:table-cell>
          <table:table-cell office:value-type="float" office:value="1104" calcext:value-type="float">
            <text:p>11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2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2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50</text:p>
          </table:table-cell>
          <table:table-cell office:value-type="float" office:value="1104" calcext:value-type="float">
            <text:p>11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2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2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50</text:p>
          </table:table-cell>
          <table:table-cell office:value-type="float" office:value="1104" calcext:value-type="float">
            <text:p>11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2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2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50</text:p>
          </table:table-cell>
          <table:table-cell office:value-type="float" office:value="1104" calcext:value-type="float">
            <text:p>11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2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c7b</text:p>
          </table:table-cell>
          <table:table-cell office:value-type="float" office:value="3195" calcext:value-type="float">
            <text:p>31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2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4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c7b</text:p>
          </table:table-cell>
          <table:table-cell office:value-type="float" office:value="3195" calcext:value-type="float">
            <text:p>31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10</text:p>
          </table:table-cell>
          <table:table-cell office:value-type="float" office:value="1040" calcext:value-type="float">
            <text:p>10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c7b</text:p>
          </table:table-cell>
          <table:table-cell office:value-type="float" office:value="3195" calcext:value-type="float">
            <text:p>31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4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00</text:p>
          </table:table-cell>
          <table:table-cell office:value-type="float" office:value="1280" calcext:value-type="float">
            <text:p>12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c7b</text:p>
          </table:table-cell>
          <table:table-cell office:value-type="float" office:value="3195" calcext:value-type="float">
            <text:p>31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4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40</text:p>
          </table:table-cell>
          <table:table-cell office:value-type="float" office:value="1600" calcext:value-type="float">
            <text:p>16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4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c7b</text:p>
          </table:table-cell>
          <table:table-cell office:value-type="float" office:value="3195" calcext:value-type="float">
            <text:p>31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4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30</text:p>
          </table:table-cell>
          <table:table-cell office:value-type="float" office:value="1840" calcext:value-type="float">
            <text:p>18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4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c7b</text:p>
          </table:table-cell>
          <table:table-cell office:value-type="float" office:value="3195" calcext:value-type="float">
            <text:p>31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4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20</text:p>
          </table:table-cell>
          <table:table-cell office:value-type="float" office:value="2080" calcext:value-type="float">
            <text:p>20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4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c7b</text:p>
          </table:table-cell>
          <table:table-cell office:value-type="float" office:value="3195" calcext:value-type="float">
            <text:p>31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4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960</text:p>
          </table:table-cell>
          <table:table-cell office:value-type="float" office:value="2400" calcext:value-type="float">
            <text:p>24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4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c00</text:p>
          </table:table-cell>
          <table:table-cell office:value-type="float" office:value="3072" calcext:value-type="float">
            <text:p>30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4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c80</text:p>
          </table:table-cell>
          <table:table-cell office:value-type="float" office:value="3200" calcext:value-type="float">
            <text:p>3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4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99a</text:p>
          </table:table-cell>
          <table:table-cell office:value-type="float" office:value="2458" calcext:value-type="float">
            <text:p>24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2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5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5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5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5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5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5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5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5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5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5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5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5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5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5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5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5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15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2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7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2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2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80</text:p>
          </table:table-cell>
          <table:table-cell office:value-type="float" office:value="1920" calcext:value-type="float">
            <text:p>19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2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00</text:p>
          </table:table-cell>
          <table:table-cell office:value-type="float" office:value="1536" calcext:value-type="float">
            <text:p>15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2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2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2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80</text:p>
          </table:table-cell>
          <table:table-cell office:value-type="float" office:value="1920" calcext:value-type="float">
            <text:p>19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20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0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2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7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2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2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eba</text:p>
          </table:table-cell>
          <table:table-cell office:value-type="float" office:value="32442" calcext:value-type="float">
            <text:p>324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2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0</text:p>
          </table:table-cell>
          <table:table-cell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2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0</text:p>
          </table:table-cell>
          <table:table-cell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2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4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21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30</text:p>
          </table:table-cell>
          <table:table-cell office:value-type="float" office:value="304" calcext:value-type="float">
            <text:p>3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2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dc</text:p>
          </table:table-cell>
          <table:table-cell office:value-type="float" office:value="220" calcext:value-type="float">
            <text:p>2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4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ff85</text:p>
          </table:table-cell>
          <table:table-cell office:value-type="float" office:value="65413" calcext:value-type="float">
            <text:p>654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3e</text:p>
          </table:table-cell>
          <table:table-cell office:value-type="float" office:value="318" calcext:value-type="float">
            <text:p>3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f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000</text:p>
          </table:table-cell>
          <table:table-cell office:value-type="float" office:value="4096" calcext:value-type="float">
            <text:p>40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2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af8</text:p>
          </table:table-cell>
          <table:table-cell office:value-type="float" office:value="11000" calcext:value-type="float">
            <text:p>11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3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4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3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3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3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3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30</text:p>
          </table:table-cell>
          <table:table-cell office:value-type="float" office:value="560" calcext:value-type="float">
            <text:p>5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f0</text:p>
          </table:table-cell>
          <table:table-cell office:value-type="float" office:value="2800" calcext:value-type="float">
            <text:p>2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194</text:p>
          </table:table-cell>
          <table:table-cell office:value-type="float" office:value="4500" calcext:value-type="float">
            <text:p>4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30</text:p>
          </table:table-cell>
          <table:table-cell office:value-type="float" office:value="1072" calcext:value-type="float">
            <text:p>10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333</text:p>
          </table:table-cell>
          <table:table-cell office:value-type="float" office:value="29491" calcext:value-type="float">
            <text:p>294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a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W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c2</text:p>
          </table:table-cell>
          <table:table-cell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400</text:p>
          </table:table-cell>
          <table:table-cell office:value-type="float" office:value="5120" calcext:value-type="float">
            <text:p>51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700</text:p>
          </table:table-cell>
          <table:table-cell office:value-type="float" office:value="14080" calcext:value-type="float">
            <text:p>140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b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f</text:p>
          </table:table-cell>
          <table:table-cell office:value-type="float" office:value="175" calcext:value-type="float">
            <text:p>1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9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1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d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00</text:p>
          </table:table-cell>
          <table:table-cell office:value-type="float" office:value="768" calcext:value-type="float">
            <text:p>7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3</text:p>
          </table:table-cell>
          <table:table-cell office:value-type="float" office:value="131" calcext:value-type="float">
            <text:p>1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0a2</text:p>
          </table:table-cell>
          <table:table-cell office:value-type="float" office:value="4258" calcext:value-type="float">
            <text:p>42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80</text:p>
          </table:table-cell>
          <table:table-cell office:value-type="float" office:value="1920" calcext:value-type="float">
            <text:p>19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1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1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b74</text:p>
          </table:table-cell>
          <table:table-cell office:value-type="float" office:value="2932" calcext:value-type="float">
            <text:p>29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b0b</text:p>
          </table:table-cell>
          <table:table-cell office:value-type="float" office:value="2827" calcext:value-type="float">
            <text:p>28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ae</text:p>
          </table:table-cell>
          <table:table-cell office:value-type="float" office:value="1966" calcext:value-type="float">
            <text:p>19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ccc</text:p>
          </table:table-cell>
          <table:table-cell office:value-type="float" office:value="3276" calcext:value-type="float">
            <text:p>32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f85</text:p>
          </table:table-cell>
          <table:table-cell office:value-type="float" office:value="3973" calcext:value-type="float">
            <text:p>39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f33</text:p>
          </table:table-cell>
          <table:table-cell office:value-type="float" office:value="3891" calcext:value-type="float">
            <text:p>38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c0</text:p>
          </table:table-cell>
          <table:table-cell office:value-type="float" office:value="1216" calcext:value-type="float">
            <text:p>12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eb</text:p>
          </table:table-cell>
          <table:table-cell office:value-type="float" office:value="491" calcext:value-type="float">
            <text:p>4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6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e20</text:p>
          </table:table-cell>
          <table:table-cell office:value-type="float" office:value="20000" calcext:value-type="float">
            <text:p>2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e20</text:p>
          </table:table-cell>
          <table:table-cell office:value-type="float" office:value="20000" calcext:value-type="float">
            <text:p>2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5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00</text:p>
          </table:table-cell>
          <table:table-cell office:value-type="float" office:value="256" calcext:value-type="float">
            <text:p>2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5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c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5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90</text:p>
          </table:table-cell>
          <table:table-cell office:value-type="float" office:value="400" calcext:value-type="float">
            <text:p>4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5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5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90</text:p>
          </table:table-cell>
          <table:table-cell office:value-type="float" office:value="400" calcext:value-type="float">
            <text:p>4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5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5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2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51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a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5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000</text:p>
          </table:table-cell>
          <table:table-cell office:value-type="float" office:value="4096" calcext:value-type="float">
            <text:p>40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51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58</text:p>
          </table:table-cell>
          <table:table-cell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51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2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5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5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5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c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8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8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8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8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9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9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8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9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a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a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a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a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a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8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a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a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c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c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c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c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c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c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</text:p>
          </table:table-cell>
          <table:table-cell office:value-type="float" office:value="32768" calcext:value-type="float">
            <text:p>327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c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c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c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c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c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c3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c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c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c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d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d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d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d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d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6d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67</text:p>
          </table:table-cell>
          <table:table-cell office:value-type="float" office:value="615" calcext:value-type="float">
            <text:p>6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0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4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0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W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500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0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1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a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1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8a</text:p>
          </table:table-cell>
          <table:table-cell office:value-type="float" office:value="906" calcext:value-type="float">
            <text:p>9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1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10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a1</text:p>
          </table:table-cell>
          <table:table-cell office:value-type="float" office:value="161" calcext:value-type="float">
            <text:p>1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10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Integer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10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e2</text:p>
          </table:table-cell>
          <table:table-cell office:value-type="float" office:value="226" calcext:value-type="float">
            <text:p>2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100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8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10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cb4</text:p>
          </table:table-cell>
          <table:table-cell office:value-type="float" office:value="3252" calcext:value-type="float">
            <text:p>32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10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11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7f</text:p>
          </table:table-cell>
          <table:table-cell office:value-type="float" office:value="127" calcext:value-type="float">
            <text:p>1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18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W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52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2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d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2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c3</text:p>
          </table:table-cell>
          <table:table-cell office:value-type="float" office:value="195" calcext:value-type="float">
            <text:p>1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3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3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3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30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4681</text:p>
          </table:table-cell>
          <table:table-cell office:value-type="float" office:value="18049" calcext:value-type="float">
            <text:p>180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31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32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4681</text:p>
          </table:table-cell>
          <table:table-cell office:value-type="float" office:value="18049" calcext:value-type="float">
            <text:p>180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4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5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5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7880</text:p>
          </table:table-cell>
          <table:table-cell office:value-type="float" office:value="30848" calcext:value-type="float">
            <text:p>308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5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a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56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560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560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56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560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5600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560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W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560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56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bf1</text:p>
          </table:table-cell>
          <table:table-cell office:value-type="float" office:value="23537" calcext:value-type="float">
            <text:p>235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2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2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4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3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56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560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560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9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5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5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5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5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5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5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5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05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1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1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681</text:p>
          </table:table-cell>
          <table:table-cell office:value-type="float" office:value="18049" calcext:value-type="float">
            <text:p>180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1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VisibleString</text:p>
          </table:table-cell>
          <table:table-cell office:value-type="string" calcext:value-type="string">
            <text:p>RO</text:p>
          </table:table-cell>
          <table:table-cell table:number-columns-repeated="2"/>
          <table:table-cell office:value-type="string" calcext:value-type="string">
            <text:p>Pre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x562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fbd4</text:p>
          </table:table-cell>
          <table:table-cell office:value-type="float" office:value="64468" calcext:value-type="float">
            <text:p>644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2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2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2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3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b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3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c1</text:p>
          </table:table-cell>
          <table:table-cell office:value-type="float" office:value="1217" calcext:value-type="float">
            <text:p>12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3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5630</text:p>
          </table:table-cell>
          <table:table-cell office:value-type="float" office:value="22064" calcext:value-type="float">
            <text:p>220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3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3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7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3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3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30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3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30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3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30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3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3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be</text:p>
          </table:table-cell>
          <table:table-cell office:value-type="float" office:value="190" calcext:value-type="float">
            <text:p>1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3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63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71</text:p>
          </table:table-cell>
          <table:table-cell office:value-type="float" office:value="113" calcext:value-type="float">
            <text:p>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8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82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a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82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220</text:p>
          </table:table-cell>
          <table:table-cell office:value-type="float" office:value="544" calcext:value-type="float">
            <text:p>5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83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9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9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9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9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9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a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a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a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a0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a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a0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4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00</text:p>
          </table:table-cell>
          <table:table-cell office:value-type="float" office:value="32768" calcext:value-type="float">
            <text:p>327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4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440</text:p>
          </table:table-cell>
          <table:table-cell office:value-type="float" office:value="1088" calcext:value-type="float">
            <text:p>10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6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6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4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6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6b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6c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7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7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3e8</text:p>
          </table:table-cell>
          <table:table-cell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7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7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6ddd0</text:p>
          </table:table-cell>
          <table:table-cell office:value-type="float" office:value="450000" calcext:value-type="float">
            <text:p>45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7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d6d8</text:p>
          </table:table-cell>
          <table:table-cell office:value-type="float" office:value="55000" calcext:value-type="float">
            <text:p>55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77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7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7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a1</text:p>
          </table:table-cell>
          <table:table-cell office:value-type="float" office:value="161" calcext:value-type="float">
            <text:p>1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7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8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8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7fff</text:p>
          </table:table-cell>
          <table:table-cell office:value-type="float" office:value="32767" calcext:value-type="float">
            <text:p>327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8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87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ffff</text:p>
          </table:table-cell>
          <table:table-cell office:value-type="float" office:value="65535" calcext:value-type="float">
            <text:p>655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8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8b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8c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a4</text:p>
          </table:table-cell>
          <table:table-cell office:value-type="float" office:value="164" calcext:value-type="float">
            <text:p>1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8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8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9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9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40</text:p>
          </table:table-cell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9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9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9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95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9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96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96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f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0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teger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5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c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7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0192</text:p>
          </table:table-cell>
          <table:table-cell office:value-type="float" office:value="65938" calcext:value-type="float">
            <text:p>659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8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8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0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8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4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8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80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80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151</text:p>
          </table:table-cell>
          <table:table-cell office:value-type="float" office:value="337" calcext:value-type="float">
            <text:p>3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c5</text:p>
          </table:table-cell>
          <table:table-cell office:value-type="float" office:value="197" calcext:value-type="float">
            <text:p>1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0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906</text:p>
          </table:table-cell>
          <table:table-cell office:value-type="float" office:value="2310" calcext:value-type="float">
            <text:p>23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01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a8f</text:p>
          </table:table-cell>
          <table:table-cell office:value-type="float" office:value="2703" calcext:value-type="float">
            <text:p>27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0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2c5</text:p>
          </table:table-cell>
          <table:table-cell office:value-type="float" office:value="709" calcext:value-type="float">
            <text:p>7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1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1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1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1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teger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4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4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43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43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4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4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Integer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4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Integer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4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teger3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f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nsigned3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xf0191</text:p>
          </table:table-cell>
          <table:table-cell office:value-type="float" office:value="983441" calcext:value-type="float">
            <text:p>983441</text:p>
          </table:table-cell>
          <table:table-cell table:number-columns-repeated="1015"/>
        </table:table-row>
        <table:table-row table:style-name="ro1" table:number-rows-repeated="1047357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Mono" svg:font-family="'Liberation Mono'" style:font-pitch="fixed"/>
    <style:font-face style:name="DejaVu Sans Condensed" svg:font-family="'DejaVu Sans Condensed'" style:font-pitch="variable"/>
    <style:font-face style:name="Liberation Sans1" svg:font-family="'Liberation Sans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 £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loext:min-decimal-places="0" number:min-integer-digits="1" number:grouping="true"/>
      <number:text> €</number:text>
    </number:number-style>
    <number:number-style style:name="N15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0P2" style:volatile="true">
      <number:text>-</number:text>
      <number:number number:decimal-places="0" loext:min-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4P2" style:volatile="true">
      <number:text>-</number:text>
      <number:number number:decimal-places="0" loext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Vrai</number:text>
    </number:number-style>
    <number:number-style style:name="N176P1" style:volatile="true">
      <number:text>Vrai</number:text>
    </number:number-style>
    <number:number-style style:name="N176">
      <number:text>Faux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Actif</number:text>
    </number:number-style>
    <number:number-style style:name="N178P1" style:volatile="true">
      <number:text>Actif</number:text>
    </number:number-style>
    <number:number-style style:name="N178">
      <number:text>Inacti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0P0"/>
    </number:currency-style>
    <number:number-style style:name="N181">
      <number:number number:decimal-places="9" loext:min-decimal-places="9" number:min-integer-digits="1"/>
    </number:number-style>
    <number:number-style style:name="N182">
      <number:number number:decimal-places="8" loext:min-decimal-places="8" number:min-integer-digits="1"/>
    </number:number-style>
    <number:number-style style:name="N183">
      <number:number number:decimal-places="7" loext:min-decimal-places="7" number:min-integer-digits="1"/>
    </number:number-style>
    <number:number-style style:name="N184">
      <number:number number:decimal-places="6" loext:min-decimal-places="6" number:min-integer-digits="1"/>
    </number:number-style>
    <number:number-style style:name="N185">
      <number:number number:decimal-places="5" loext:min-decimal-places="5" number:min-integer-digits="1"/>
    </number:number-style>
    <number:number-style style:name="N186">
      <number:number number:decimal-places="4" loext:min-decimal-places="4" number:min-integer-digits="1"/>
    </number:number-style>
    <number:number-style style:name="N187">
      <number:number number:decimal-places="3" loext:min-decimal-places="3" number:min-integer-digits="1"/>
    </number:number-style>
    <number:number-style style:name="N188">
      <number:number number:decimal-places="1" loext:min-decimal-places="1" number:min-integer-digits="1"/>
    </number:number-style>
    <number:number-style style:name="N189">
      <number:number number:decimal-places="11" loext:min-decimal-places="11" number:min-integer-digits="1"/>
    </number:number-style>
    <number:number-style style:name="N190">
      <number:number number:decimal-places="12" loext:min-decimal-places="12" number:min-integer-digits="1"/>
    </number:number-style>
    <number:number-style style:name="N191">
      <number:number number:decimal-places="10" loext:min-decimal-places="10" number:min-integer-digits="1"/>
    </number:number-style>
    <number:percentage-style style:name="N192">
      <number:number number:decimal-places="1" loext:min-decimal-places="1" number:min-integer-digits="1"/>
      <number:text>%</number:text>
    </number:percentage-style>
    <number:percentage-style style:name="N193">
      <number:number number:decimal-places="3" loext:min-decimal-places="3" number:min-integer-digits="1"/>
      <number:text>%</number:text>
    </number:percentage-style>
    <number:number-style style:name="N194">
      <number:number number:decimal-places="13" loext:min-decimal-places="13" number:min-integer-digits="1"/>
    </number:number-style>
    <number:number-style style:name="N195">
      <number:number number:decimal-places="14" loext:min-decimal-places="14" number:min-integer-digits="1"/>
    </number:number-style>
    <number:number-style style:name="N196">
      <number:number number:decimal-places="15" loext:min-decimal-places="15" number:min-integer-digits="1"/>
    </number:number-style>
    <number:number-style style:name="N197">
      <number:number number:decimal-places="16" loext:min-decimal-places="16" number:min-integer-digits="1"/>
    </number:number-style>
    <number:number-style style:name="N198">
      <number:number number:decimal-places="17" loext:min-decimal-places="17" number:min-integer-digits="1"/>
    </number:number-style>
    <number:number-style style:name="N199">
      <number:number number:decimal-places="18" loext:min-decimal-places="18" number:min-integer-digits="1"/>
    </number:number-style>
    <number:number-style style:name="N200">
      <number:number number:decimal-places="1" loext:min-decimal-places="1" number:min-integer-digits="1" number:grouping="true"/>
    </number:number-style>
    <number:number-style style:name="N201">
      <number:number number:decimal-places="3" loext:min-decimal-places="3" number:min-integer-digits="1" number:grouping="true"/>
    </number:number-style>
    <number:number-style style:name="N202">
      <number:number number:decimal-places="4" loext:min-decimal-places="4" number:min-integer-digits="1" number:grouping="true"/>
    </number:number-style>
    <number:number-style style:name="N203">
      <number:number number:decimal-places="5" loext:min-decimal-places="5" number:min-integer-digits="1" number:grouping="true"/>
    </number:number-style>
    <number:number-style style:name="N204">
      <number:number number:decimal-places="19" loext:min-decimal-places="19" number:min-integer-digits="1"/>
    </number:number-style>
    <number:number-style style:name="N205">
      <number:number number:decimal-places="20" loext:min-decimal-places="20" number:min-integer-digits="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2" style:volatile="true">
      <loext:fill-character> </loext:fill-character>
      <number:text>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3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3P2" style:volatile="true">
      <loext:text> £</loext:text>
      <loext:fill-character> </loext:fill-character>
      <number:text>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6P2" style:volatile="true">
      <loext:text> $</loext:text>
      <loext:fill-character> </loext:fill-character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8P2" style:volatile="true">
      <loext:fill-character> </loext:fill-character>
      <number:text>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3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38P2" style:volatile="true">
      <loext:fill-character> </loext:fill-character>
      <number:text>- €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4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42P2" style:volatile="true">
      <loext:fill-character> </loext:fill-character>
      <number:text>- 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4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4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5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50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currency-style style:name="N252P0" style:volatile="true"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2">
      <style:text-properties fo:color="#ff0000"/>
      <number:text>(</number:text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2P0"/>
    </number:currency-style>
    <number:percentage-style style:name="N253">
      <number:number number:decimal-places="2" loext:min-decimal-places="2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currency-style style:name="N10125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6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6P0"/>
    </number:currency-style>
    <number:number-style style:name="N10130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de" number:country="DE">
      <number:text> -   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de" number:country="DE">
      <number:text> - € </number:text>
    </number:number-style>
    <number:text-style style:name="N10134" number:language="de" number:country="DE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8" number:language="de" number:country="DE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2" number:language="de" number:country="D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de" number:country="DE">
      <number:minutes number:style="long"/>
      <number:text>:</number:text>
      <number:seconds number:style="long"/>
    </number:time-style>
    <number:time-style style:name="N10144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de" number:country="DE">
      <number:minutes number:style="long"/>
      <number:text>:</number:text>
      <number:seconds number:style="long" number:decimal-places="1"/>
    </number:time-style>
    <number:number-style style:name="N10146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.00.0000</text:date>, <text:time style:data-style-name="N2" text:time-value="23:15:01.4230337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23:40:05.652618736</dc:date>
    <dc:creator>Michael Balzer</dc:creator>
    <meta:editing-duration>PT1H15M</meta:editing-duration>
    <meta:editing-cycles>24</meta:editing-cycles>
    <meta:generator>LibreOffice/5.2.5.1$Linux_X86_64 LibreOffice_project/20m0$Build-1</meta:generator>
    <meta:document-statistic meta:table-count="1" meta:cell-count="7257" meta:object-count="0"/>
  </office:meta>
</office:document-meta>
</file>